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Mangal2" svg:font-family="Mangal" style:font-pitch="variable"/>
    <style:font-face style:name="Mangal3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5.565cm" fo:margin-left="-0.004cm" table:align="left" style:writing-mode="lr-tb"/>
    </style:style>
    <style:style style:name="Tabela1.A" style:family="table-column">
      <style:table-column-properties style:column-width="3.29cm"/>
    </style:style>
    <style:style style:name="Tabela1.B" style:family="table-column">
      <style:table-column-properties style:column-width="5.246cm"/>
    </style:style>
    <style:style style:name="Tabela1.C" style:family="table-column">
      <style:table-column-properties style:column-width="7.02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A4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margin-top="0cm" fo:margin-bottom="0cm" fo:line-height="150%" style:text-autospace="none"/>
    </style:style>
    <style:style style:name="P2" style:family="paragraph" style:parent-style-name="Standard">
      <style:paragraph-properties fo:margin-top="0cm" fo:margin-bottom="0cm" fo:line-height="150%" style:text-autospace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top="0cm" fo:margin-bottom="0cm" fo:line-height="150%" fo:text-align="center" style:justify-single-word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Standard">
      <style:paragraph-properties fo:margin-top="0cm" fo:margin-bottom="0cm" fo:line-height="150%" style:text-autospace="none"/>
      <style:text-properties style:font-name="Arial" style:font-name-complex="Arial"/>
    </style:style>
    <style:style style:name="P5" style:family="paragraph" style:parent-style-name="Standard">
      <style:paragraph-properties fo:margin-top="0cm" fo:margin-bottom="0cm" fo:line-height="150%" style:text-autospace="none"/>
      <style:text-properties style:font-name="Arial" style:font-name-complex="Arial" style:font-weight-complex="bold"/>
    </style:style>
    <style:style style:name="P6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  <style:text-properties style:font-name="Arial" style:font-name-complex="Arial"/>
    </style:style>
    <style:style style:name="P8" style:family="paragraph" style:parent-style-name="Standard">
      <style:paragraph-properties fo:margin-left="0cm" fo:margin-right="0cm" fo:margin-top="0cm" fo:margin-bottom="0cm" fo:line-height="150%" fo:text-indent="1.249cm" style:auto-text-indent="false" style:text-autospace="none"/>
      <style:text-properties style:font-name="Arial" style:font-name-complex="Arial"/>
    </style:style>
    <style:style style:name="P9" style:family="paragraph" style:parent-style-name="Standard" style:master-page-name="Standard">
      <style:paragraph-properties fo:margin-top="0cm" fo:margin-bottom="0cm" fo:line-height="150%" style:page-number="auto" style:text-autospace="none"/>
      <style:text-properties style:font-name="Arial" fo:font-size="14pt" fo:font-style="italic" fo:font-weight="bold" style:font-size-asian="14pt" style:font-style-asian="italic" style:font-weight-asian="bold" style:font-name-complex="Arial" style:font-style-complex="italic" style:font-weight-complex="bold"/>
    </style:style>
    <style:style style:name="P10" style:family="paragraph" style:parent-style-name="Standard" style:list-style-name="WW8Num3">
      <style:paragraph-properties fo:margin-top="0cm" fo:margin-bottom="0cm" fo:line-height="150%" style:text-autospace="none"/>
      <style:text-properties style:font-name="Arial" style:font-name-complex="Arial"/>
    </style:style>
    <style:style style:name="P11" style:family="paragraph" style:parent-style-name="Standard" style:list-style-name="WW8Num3">
      <style:paragraph-properties fo:margin-top="0cm" fo:margin-bottom="0cm" fo:line-height="150%" fo:hyphenation-ladder-count="no-limit" style:text-autospace="none"/>
      <style:text-properties style:font-name="Arial" style:font-name-complex="Arial" fo:hyphenate="true" fo:hyphenation-remain-char-count="2" fo:hyphenation-push-char-count="2"/>
    </style:style>
    <style:style style:name="P12" style:family="paragraph" style:parent-style-name="Standard" style:list-style-name="WW8Num4">
      <style:paragraph-properties fo:margin-top="0cm" fo:margin-bottom="0cm" fo:line-height="150%" style:text-autospace="none"/>
      <style:text-properties style:font-name="Arial" style:font-name-complex="Arial"/>
    </style:style>
    <style:style style:name="P13" style:family="paragraph" style:parent-style-name="Standard" style:list-style-name="WW8Num6">
      <style:paragraph-properties fo:margin-top="0cm" fo:margin-bottom="0cm" fo:line-height="150%" style:text-autospace="none"/>
      <style:text-properties style:font-name="Arial" style:font-name-complex="Arial"/>
    </style:style>
    <style:style style:name="P14" style:family="paragraph" style:parent-style-name="Standard" style:list-style-name="WW8Num5">
      <style:paragraph-properties fo:margin-top="0cm" fo:margin-bottom="0cm" fo:line-height="150%" style:text-autospace="none"/>
      <style:text-properties style:font-name="Arial" style:font-name-complex="Arial"/>
    </style:style>
    <style:style style:name="P15" style:family="paragraph" style:parent-style-name="Standard" style:list-style-name="L1">
      <style:paragraph-properties fo:margin-top="0cm" fo:margin-bottom="0cm" fo:line-height="150%" style:text-autospace="none"/>
      <style:text-properties style:font-name="Arial" style:font-name-complex="Arial"/>
    </style:style>
    <style:style style:name="P16" style:family="paragraph" style:parent-style-name="Standard">
      <style:paragraph-properties fo:margin-top="0cm" fo:margin-bottom="0cm" fo:line-height="150%" style:text-autospace="none"/>
      <style:text-properties style:font-name="Arial" style:font-name-complex="Arial"/>
    </style:style>
    <style:style style:name="P17" style:family="paragraph" style:parent-style-name="Standard" style:list-style-name="WW8Num1">
      <style:paragraph-properties fo:margin-top="0cm" fo:margin-bottom="0cm" fo:line-height="150%" style:text-autospace="none"/>
      <style:text-properties style:font-name="Arial" style:font-name-complex="Arial"/>
    </style:style>
    <style:style style:name="P18" style:family="paragraph" style:parent-style-name="Standard" style:list-style-name="L1">
      <style:paragraph-properties fo:margin-top="0cm" fo:margin-bottom="0cm" fo:line-height="150%" style:text-autospace="non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text-underline-style="solid" style:text-underline-width="auto" style:text-underline-color="font-color" style:font-name-complex="Arial"/>
    </style:style>
    <style:style style:name="T3" style:family="text">
      <style:text-properties style:font-name="Arial" style:text-underline-style="none" style:font-name-complex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file-name text:display="name">UC01.07.00 - Emitir Listagem de Alunos por Turma</text:file-name>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3">Histórico de Modificações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6">Data</text:p>
          </table:table-cell>
          <table:table-cell table:style-name="Tabela1.A2" office:value-type="string">
            <text:p text:style-name="P6">Autor</text:p>
          </table:table-cell>
          <table:table-cell table:style-name="Tabela1.A1" office:value-type="string">
            <text:p text:style-name="P6">Descrição</text:p>
          </table:table-cell>
        </table:table-row>
        <table:table-row table:style-name="Tabela1.1">
          <table:table-cell table:style-name="Tabela1.A2" office:value-type="string">
            <text:p text:style-name="P7">Setembro/2010</text:p>
          </table:table-cell>
          <table:table-cell table:style-name="Tabela1.A2" office:value-type="string">
            <text:p text:style-name="P7">Luciana C. I. Lima</text:p>
          </table:table-cell>
          <table:table-cell table:style-name="Tabela1.A1" office:value-type="string">
            <text:p text:style-name="P7">Versão inicial do caso de uso</text:p>
          </table:table-cell>
        </table:table-row>
        <table:table-row table:style-name="Tabela1.1">
          <table:table-cell table:style-name="Tabela1.A4" office:value-type="date" office:date-value="2010-11-09">
            <text:p text:style-name="P7">09/11/10</text:p>
          </table:table-cell>
          <table:table-cell table:style-name="Tabela1.B4" office:value-type="string">
            <text:p text:style-name="P7">Marcio Belo</text:p>
          </table:table-cell>
          <table:table-cell table:style-name="Tabela1.C4" office:value-type="string">
            <text:p text:style-name="P7">Verificação e ajustes de usabilidade</text:p>
          </table:table-cell>
        </table:table-row>
      </table:table>
      <text:p text:style-name="P1"/>
      <text:p text:style-name="P2">Pré-condições</text:p>
      <text:list xml:id="list41457928" text:style-name="WW8Num3">
        <text:list-item>
          <text:p text:style-name="P10">Usuário autenticado no sistema com as permissões de Coordenador ou Secretária Acadêmica</text:p>
        </text:list-item>
        <text:list-item>
          <text:p text:style-name="P11">Usuário escolheu a opção “Emissão – Lista de Alunos por Turma”;</text:p>
        </text:list-item>
      </text:list>
      <text:p text:style-name="P4"/>
      <text:p text:style-name="P2">Atores</text:p>
      <text:p text:style-name="P8">Secretária Acadêmica (primário)</text:p>
      <text:p text:style-name="P8">Coordenador</text:p>
      <text:p text:style-name="P4"/>
      <text:p text:style-name="P2">Fluxo Principal</text:p>
      <text:list xml:id="list41436181" text:style-name="WW8Num4">
        <text:list-item>
          <text:p text:style-name="P12">Sistema solicita:</text:p>
        </text:list-item>
      </text:list>
      <text:list xml:id="list41439275" text:style-name="WW8Num6">
        <text:list-item>
          <text:p text:style-name="P13">Curso (sigla e descrição);</text:p>
        </text:list-item>
        <text:list-item>
          <text:p text:style-name="P13">Período Letivo;</text:p>
        </text:list-item>
        <text:list-item>
          <text:p text:style-name="P13">Disciplina;</text:p>
        </text:list-item>
        <text:list-item>
          <text:p text:style-name="P13">Professor.</text:p>
        </text:list-item>
      </text:list>
      <text:list xml:id="list41460739" text:continue-list="list41436181" text:style-name="WW8Num4">
        <text:list-item>
          <text:p text:style-name="P12">Usuário informa o Curso;</text:p>
        </text:list-item>
        <text:list-item>
          <text:p text:style-name="P12">Sistema exibe uma lista dos Períodos Letivos do curso selecionado, ordenados em ordem cronológica inversa;</text:p>
        </text:list-item>
        <text:list-item>
          <text:p text:style-name="P12">Usuário informa Período Letivo;</text:p>
        </text:list-item>
        <text:list-item>
          <text:p text:style-name="P12">Usuário informa opcionalmente a Disciplina e o Professor;</text:p>
        </text:list-item>
        <text:list-item>
          <text:p text:style-name="P12">Sistema exibe a lista de turmas, em situação de CONFIRMADA ou FINALIZADA, ordenado por situação seguida da sigla da disciplina, <text:s/>que atendem ao critério selecionado:</text:p>
        </text:list-item>
      </text:list>
      <text:list xml:id="list41458128" text:style-name="WW8Num5">
        <text:list-item>
          <text:p text:style-name="P14">Grade;</text:p>
        </text:list-item>
        <text:list-item>
          <text:p text:style-name="P14">Sigla da Disciplina;</text:p>
        </text:list-item>
        <text:list-item>
          <text:p text:style-name="P14">Nome da Disciplina;</text:p>
        </text:list-item>
        <text:list-item>
          <text:p text:style-name="P14">Turno;</text:p>
        </text:list-item>
        <text:list-item>
          <text:p text:style-name="P14">Professor;</text:p>
        </text:list-item>
        <text:list-item>
          <text:p text:style-name="P14"><text:soft-page-break/>Situação da Turma (ver Situação da Turma)</text:p>
        </text:list-item>
      </text:list>
      <text:list xml:id="list41469181" text:continue-list="list41460739" text:style-name="WW8Num4">
        <text:list-item>
          <text:p text:style-name="P12">Usuário seleciona uma ou mais turmas para impressão e aciona a opção de impressão da Lista de Alunos por Turma.</text:p>
        </text:list-item>
      </text:list>
      <text:p text:style-name="P2">Pós-condições</text:p>
      <text:list xml:id="list41434121" text:style-name="L1">
        <text:list-item>
          <text:p text:style-name="P15">Sistema gerou a Lista de Alunos por Turma para impressão;</text:p>
        </text:list-item>
        <text:list-item>
          <text:p text:style-name="P18"><text:span text:style-name="T1">Sistema registrou log de auditoria com a seguinte mensagem: “Emitida a listagem de alunos da turma do curso </text:span><text:span text:style-name="T2">TASI – Análise de Sistemas Informatizados</text:span><text:span text:style-name="T3">,</text:span><text:span text:style-name="T1"> </text:span><text:span text:style-name="T3">período letivo </text:span><text:span text:style-name="T2">2010.1</text:span><text:span text:style-name="T3">, turno </text:span><text:span text:style-name="T2">NOITE</text:span><text:span text:style-name="T3">, grade </text:span><text:span text:style-name="T2">A</text:span><text:span text:style-name="T3">, da disciplina </text:span><text:span text:style-name="T2">AL1 – Algoritmos I</text:span><text:span text:style-name="T3">, professor </text:span><text:span text:style-name="T2">MARCIO BELO</text:span><text:span text:style-name="T3">”;</text:span></text:p>
        </text:list-item>
      </text:list>
      <text:p text:style-name="P4"/>
      <text:p text:style-name="P2">Fluxo Alternativo</text:p>
      <text:list xml:id="list41437535" text:style-name="WW8Num1">
        <text:list-item>
          <text:p text:style-name="P17">Usuário encerra execução do caso de uso a qualquer momento.</text:p>
        </text:list-item>
      </text:list>
      <text:p text:style-name="P4"/>
      <text:p text:style-name="P2">Regras de Negócio</text:p>
      <text:p text:style-name="P5">N/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Mangal2" svg:font-family="Mangal" style:font-pitch="variable"/>
    <style:font-face style:name="Mangal3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3"/>
    </style:style>
    <style:style style:name="Títul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3" style:font-size-complex="14pt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3" style:font-size-complex="12pt" style:font-style-complex="italic"/>
    </style:style>
    <style:style style:name="Parágrafo_20_da_20_Lista" style:display-name="Parágrafo da Lista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Fonte_20_parág._20_padrão" style:display-name="Fonte parág. padrão" style:family="text"/>
    <style:style style:name="WW-Absatz-Standardschriftart1" style:family="text"/>
    <style:style style:name="WW-Absatz-Standardschriftart11" style:family="text"/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51387</meta:initial-creator>
    <meta:creation-date>2010-03-04T12:02:00</meta:creation-date>
    <dc:creator>Marcio Belo</dc:creator>
    <dc:date>2010-11-10T21:35:04.13</dc:date>
    <meta:editing-cycles>6</meta:editing-cycles>
    <meta:editing-duration>PT00H31M20S</meta:editing-duration>
    <meta:generator>BrOffice.org/3.2$Win32 OpenOffice.org_project/320m18$Build-9502</meta:generator>
    <meta:document-statistic meta:table-count="1" meta:image-count="0" meta:object-count="0" meta:page-count="2" meta:paragraph-count="42" meta:word-count="257" meta:character-count="1570"/>
  </office:meta>
</office:document-meta>
</file>